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148c" officeooo:paragraph-rsid="0002148c" style:font-weight-asian="bold" style:font-weight-complex="bold"/>
    </style:style>
    <style:style style:name="P2" style:family="paragraph" style:parent-style-name="Standard">
      <style:text-properties fo:background-color="#5eb91e"/>
    </style:style>
    <style:style style:name="P3" style:family="paragraph" style:parent-style-name="Standard">
      <style:text-properties officeooo:paragraph-rsid="0002148c" fo:background-color="#5eb91e"/>
    </style:style>
    <style:style style:name="P4" style:family="paragraph" style:parent-style-name="Standard">
      <style:text-properties style:use-window-font-color="true" loext:opacity="0%" officeooo:paragraph-rsid="0002148c" fo:background-color="#5eb91e"/>
    </style:style>
    <style:style style:name="P5" style:family="paragraph" style:parent-style-name="Standard">
      <style:text-properties style:use-window-font-color="true" loext:opacity="0%" fo:background-color="#5eb91e"/>
    </style:style>
    <style:style style:name="P6" style:family="paragraph" style:parent-style-name="Standard">
      <style:text-properties style:use-window-font-color="true" loext:opacity="0%" officeooo:paragraph-rsid="0002148c" fo:background-color="#5eb91e"/>
    </style:style>
    <style:style style:name="P7" style:family="paragraph" style:parent-style-name="Standard">
      <style:text-properties style:use-window-font-color="true" loext:opacity="0%" officeooo:rsid="000b7722" officeooo:paragraph-rsid="000b7722" fo:background-color="#5eb91e"/>
    </style:style>
    <style:style style:name="T1" style:family="text">
      <style:text-properties officeooo:rsid="0002148c"/>
    </style:style>
    <style:style style:name="T2" style:family="text">
      <style:text-properties officeooo:rsid="00062646"/>
    </style:style>
    <style:style style:name="T3" style:family="text">
      <style:text-properties style:use-window-font-color="true" loext:opacity="0%" fo:background-color="#5eb91e" loext:char-shading-value="0"/>
    </style:style>
    <style:style style:name="T4" style:family="text">
      <style:text-properties fo:background-color="#5eb91e" loext:char-shading-value="0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0b7722"/>
    </style:style>
    <style:style style:name="T7" style:family="text">
      <style:text-properties fo:color="#c9211e" loext:opacity="100%" fo:background-color="#5eb91e" loext:char-shading-value="0"/>
    </style:style>
    <style:style style:name="T8" style:family="text">
      <style:text-properties officeooo:rsid="000b7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SH-SWAP</text:p>
      <text:p text:style-name="P1"/>
      <text:p text:style-name="P1">CAS D’ERREUR A TRAITER</text:p>
      <text:p text:style-name="Standard"/>
      <text:p text:style-name="Standard"/>
      <text:p text:style-name="P3"><text:span text:style-name="T1">e</text:span>cho -n "${Purple}./push_swap -&gt; ${Reset}"; ./push_swap</text:p>
      <text:p text:style-name="P3">echo -n "${Purple}./push_swap Norminet -&gt; ${Reset}"; ./push_swap "Norminet"</text:p>
      <text:p text:style-name="P3">echo -n "${Purple}./push_swap 42 42 -&gt; ${Reset}"; ./push_swap 42 42</text:p>
      <text:p text:style-name="P4">echo -n "${Purple}<text:span text:style-name="T2">c</text:span> -&gt; ${Reset}"; ./push_swap 0 1 3 42 2 21474836484749</text:p>
      <text:p text:style-name="P4">echo -n "${Purple}./push_swap 0 1 3 42 2 2147483648474933333333333333 -&gt; ${Reset}"; ./push_swap 0 1 3 42 2 21474836484749333333333333333</text:p>
      <text:p text:style-name="P3">echo -n "${Purple}./push_swap \"\" \"\" \"\" -&gt; ${Reset}"; ./push_swap "" "" ""</text:p>
      <text:p text:style-name="P3">echo -n "${Purple}./push_swap \"\" -&gt; ${Reset}"; ./push_swap ""</text:p>
      <text:p text:style-name="P6">echo -n "${Purple}./push_swap \"\" 3 2 1 -&gt; ${Reset}"; ./push_swap "" 3 2 1</text:p>
      <text:p text:style-name="P6">echo -n "${Purple}./push_swap "0" 3 2 1 -&gt; ${Reset}"; ./push_swap "" 3 2 1</text:p>
      <text:p text:style-name="P6">echo -n "${Purple}./push_swap \"\" 2 -&gt; ${Reset}"; ./push_swap "" 2</text:p>
      <text:p text:style-name="P7"><text:span text:style-name="T8">e</text:span>cho -n "${Purple}./push_swap 2 \"\" -&gt; ${Reset}"; ./push_swap 2 ""</text:p>
      <text:p text:style-name="P6">echo -n "${Purple}./push_swap "0" 2 -&gt; ${Reset}"; ./push_swap "0" 2</text:p>
      <text:p text:style-name="P6">echo -n "${Purple}./push_swap \"\" 2 1 -&gt; ${Reset}"; ./push_swap "" 2 1</text:p>
      <text:p text:style-name="P3">echo -n "${Purple}./push_swap \"1\" 2 3 2 -&gt; ${Reset}"; ./push_swap "1" 2 3 2</text:p>
      <text:p text:style-name="P3">echo -n "${Purple}./push_swap \" 1\" 2 3 2 -&gt; ${Reset}"; ./push_swap " 1" 2 3 2</text:p>
      <text:p text:style-name="P3">echo -n "${Purple}./push_swap 42 \" <text:s text:c="6"/>43\" 2 -&gt; ${Reset}"; ./push_swap 42 " <text:s text:c="6"/>43" 2</text:p>
      <text:p text:style-name="P4">echo -n "${Purple}./push_swap 0 1 2 3 \"--1\" 2 -&gt; ${Reset}"; ./push_swap 0 1 2 3 "--1"</text:p>
      <text:p text:style-name="P2">echo -n "${Purple}./push_swap 0 1 2 3 \"&amp;\" 2 -&gt; ${Reset}"; ./push_swap 0 1 2 3 "&amp;"</text:p>
      <text:p text:style-name="P2">echo -n "${Purple}./push_swap 0 1 2 3 -5 2 -&gt; ${Reset}"; ./push_swap 0 1 2 3 -5</text:p>
      <text:p text:style-name="P5">echo -n "${Purple}./push_swap --0 1 2 3 -5 -&gt; ${Reset}"; ./push_swap "--0" 1 2 3 -5</text:p>
      <text:p text:style-name="P2">echo -n "${Purple}./push_swap 5 <text:s text:c="2"/>2 <text:s text:c="2"/>3 <text:s text:c="2"/>\" <text:s text:c="2"/>4\" -&gt; ${Reset}"; ./push_swap 5 <text:s text:c="2"/>2 <text:s text:c="2"/>3 <text:s text:c="2"/>" <text:s text:c="2"/>4"</text:p>
      <text:p text:style-name="P5">echo -n "${Purple}./push_swap "++5" <text:s text:c="2"/>2 <text:s text:c="2"/>3 <text:s text:c="2"/>4 -&gt; ${Reset}"; ./push_swap "++5" <text:s text:c="2"/>2 <text:s text:c="2"/>3 <text:s text:c="2"/>4</text:p>
      <text:p text:style-name="P5">echo -n "${Purple}./push_swap "--5" <text:s text:c="2"/>2 <text:s text:c="2"/>3 <text:s text:c="2"/>4 -&gt; ${Reset}"; ./push_swap "--5" <text:s text:c="2"/>2 <text:s text:c="2"/>3 <text:s text:c="2"/>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4T11:10:23.292446438</meta:creation-date>
    <dc:date>2021-10-09T17:18:07.441609820</dc:date>
    <meta:editing-duration>PT3H29M21S</meta:editing-duration>
    <meta:editing-cycles>5</meta:editing-cycles>
    <meta:generator>LibreOffice/7.2.1.2$MacOSX_X86_64 LibreOffice_project/87b77fad49947c1441b67c559c339af8f3517e22</meta:generator>
    <meta:document-statistic meta:table-count="0" meta:image-count="0" meta:object-count="0" meta:page-count="1" meta:paragraph-count="25" meta:word-count="310" meta:character-count="1854" meta:non-whitespace-character-count="1523"/>
  </office:meta>
</office:document-meta>
</file>